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style style:name="P6" style:family="paragraph" style:parent-style-name="Text_20_body" style:list-style-name="L3">
      <style:paragraph-properties fo:margin-top="0cm" fo:margin-bottom="0cm" style:contextual-spacing="false"/>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Use of Transaction Logs for Data Recovery:</text:span></text:p>
      <text:p text:style-name="Text_20_body"><text:span text:style-name="Strong_20_Emphasis">Introduction:</text:span> Transaction logs play a crucial role in ensuring data integrity and facilitating recovery in database systems. They maintain a record of all transactions executed against a database, capturing both committed and uncommitted changes. In the event of system failures or unexpected shutdowns, transaction logs are instrumental in restoring the database to a consistent state, thereby minimizing data loss and preserving transactional consistency.</text:p>
      <text:p text:style-name="Text_20_body"><text:span text:style-name="Strong_20_Emphasis">Purpose of Transaction Logs:</text:span> The primary purpose of transaction logs is to provide a reliable mechanism for recovering data to a point of consistency in case of failures. They achieve this by recording every database modification operation in a sequential manner, including updates, inserts, and deletes. This chronological record allows databases to roll forward or backward from a specific point in time, depending on the recovery scenario.</text:p>
      <text:p text:style-name="Text_20_body"><text:span text:style-name="Strong_20_Emphasis">Key Features of Transaction Logs:</text:span></text:p>
      <text:list xml:id="list123814738" text:style-name="L1">
        <text:list-item>
          <text:p text:style-name="P2"><text:span text:style-name="Strong_20_Emphasis">Sequential Recording:</text:span> Logs record changes in the order they occur, ensuring the chronological integrity of transactions.</text:p>
        </text:list-item>
        <text:list-item>
          <text:p text:style-name="P2"><text:span text:style-name="Strong_20_Emphasis">Redo and Undo Operations:</text:span> Redo logs facilitate replaying committed transactions after a crash, while undo logs help in rolling back uncommitted changes.</text:p>
        </text:list-item>
        <text:list-item>
          <text:p text:style-name="P2"><text:span text:style-name="Strong_20_Emphasis">Point-in-Time Recovery:</text:span> Logs enable recovery to a specific timestamp or transaction sequence number, providing flexibility in recovery scenarios.</text:p>
        </text:list-item>
        <text:list-item>
          <text:p text:style-name="P1"><text:span text:style-name="Strong_20_Emphasis">ACID Compliance:</text:span> Logs contribute to the ACID (Atomicity, Consistency, Isolation, Durability) properties of transactions by ensuring that transactions are either fully committed or fully rolled back.</text:p>
        </text:list-item>
      </text:list>
      <text:p text:style-name="Text_20_body"><text:span text:style-name="Strong_20_Emphasis">Scenario: Transaction Log Use in Java Application Recovery</text:span></text:p>
      <text:p text:style-name="Text_20_body"><text:span text:style-name="Strong_20_Emphasis">Description:</text:span> Consider a hypothetical scenario where a Java-based e-commerce application utilizes a MySQL database backend for storing customer orders. The application handles a high volume of transactions daily, recording orders, processing payments, and updating inventory.</text:p>
      <text:p text:style-name="Text_20_body"><text:span text:style-name="Strong_20_Emphasis">Incident:</text:span> During peak hours, the database server unexpectedly shuts down due to a power outage. As a result, the database becomes inaccessible, potentially leading to data inconsistencies and transactional errors.</text:p>
      <text:p text:style-name="Text_20_body"><text:span text:style-name="Strong_20_Emphasis">Role of Transaction Logs:</text:span> In this situation, the transaction logs maintained by MySQL prove crucial for recovering the database to a consistent state. Here’s how transaction logs aid in the recovery process:</text:p>
      <text:list xml:id="list2455126298" text:style-name="L2">
        <text:list-item>
          <text:p text:style-name="P3"><text:span text:style-name="Strong_20_Emphasis">Redo Log Application:</text:span></text:p>
          <text:list>
            <text:list-item>
              <text:p text:style-name="P4">Upon restarting the database server, MySQL automatically applies the redo logs to replay committed transactions that were in progress during the shutdown. This ensures that all completed orders and payments are accurately reflected in the database upon recovery.</text:p>
            </text:list-item>
          </text:list>
        </text:list-item>
        <text:list-item>
          <text:p text:style-name="P3"><text:span text:style-name="Strong_20_Emphasis">Undo Log Utilization:</text:span></text:p>
          <text:list>
            <text:list-item>
              <text:p text:style-name="P4">If any uncommitted transactions were active at the time of shutdown, MySQL uses the undo logs to rollback these transactions, preventing partial updates or data inconsistencies.</text:p>
            </text:list-item>
          </text:list>
        </text:list-item>
        <text:list-item>
          <text:p text:style-name="P3"><text:span text:style-name="Strong_20_Emphasis">Point-in-Time Recovery:</text:span></text:p>
          <text:list>
            <text:list-item>
              <text:p text:style-name="P3"><text:soft-page-break/>Administrators can use the transaction logs to perform a point-in-time recovery, restoring the database to a specific timestamp just before the outage occurred. This capability ensures that all data modifications up to that moment are accurately restored, maintaining transactional consistency.</text:p>
            </text:list-item>
          </text:list>
        </text:list-item>
      </text:list>
      <text:p text:style-name="Text_20_body"><text:span text:style-name="Strong_20_Emphasis">Conclusion:</text:span> In conclusion, transaction logs are indispensable for ensuring data integrity and facilitating rapid recovery in the event of unexpected database failures. By capturing and preserving transactional changes, these logs enable database systems to recover to a consistent state efficiently, minimizing downtime and potential data loss. Implementing robust logging mechanisms, as exemplified by MySQL in this scenario, enhances the reliability and resilience of mission-critical applications reliant on data persistence.</text:p>
      <text:p text:style-name="Text_20_body"><text:span text:style-name="Strong_20_Emphasis">Recommendations:</text:span> To maximize the effectiveness of transaction logs:</text:p>
      <text:list xml:id="list1344946018" text:style-name="L3">
        <text:list-item>
          <text:p text:style-name="P6">Regularly monitor log performance and storage to prevent issues related to log file size or disk space.</text:p>
        </text:list-item>
        <text:list-item>
          <text:p text:style-name="P6">Implement backup strategies that include both database backups and transaction log backups to cover various recovery scenarios comprehensively.</text:p>
        </text:list-item>
        <text:list-item>
          <text:p text:style-name="P5">Ensure database administrators are trained in utilizing transaction logs effectively for recovery purposes.</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3T21:02:43.900424057</meta:creation-date>
    <dc:date>2024-06-23T21:04:02.740141949</dc:date>
    <meta:editing-duration>PT1M20S</meta:editing-duration>
    <meta:editing-cycles>1</meta:editing-cycles>
    <meta:document-statistic meta:table-count="0" meta:image-count="0" meta:object-count="0" meta:page-count="2" meta:paragraph-count="23" meta:word-count="579" meta:character-count="4107" meta:non-whitespace-character-count="3564"/>
    <meta:generator>LibreOffice/7.3.7.2$Linux_X86_64 LibreOffice_project/30$Build-2</meta:generator>
  </office:meta>
</office:document-meta>
</file>